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Predeterminado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ans" fo:font-size="10pt" fo:font-style="italic" style:font-size-asian="8.75pt" style:font-style-asian="italic" style:font-size-complex="10pt" style:font-style-complex="italic"/>
    </style:style>
    <style:style style:name="P2" style:family="paragraph" style:parent-style-name="Table_20_Contents">
      <style:paragraph-properties fo:text-align="end" style:justify-single-word="false"/>
      <style:text-properties style:font-name="Liberation Sans" fo:font-size="10pt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fo:color="#000000" style:font-name="Liberation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end" style:justify-single-word="false"/>
      <style:text-properties fo:color="#000000" style:font-name="Liberation Sans" fo:font-style="italic" style:font-style-asian="italic" style:font-style-complex="italic"/>
    </style:style>
    <style:style style:name="P5" style:family="paragraph" style:parent-style-name="Standard">
      <style:paragraph-properties fo:text-align="end" style:justify-single-word="false"/>
      <style:text-properties fo:color="#000000" style:font-name="Liberation Sans" fo:font-style="italic" fo:background-color="transparent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color="#000000" style:font-name="Liberation Sans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style:font-name="Liberation Sans" fo:background-color="transparent"/>
    </style:style>
    <style:style style:name="P8" style:family="paragraph" style:parent-style-name="Standard">
      <style:paragraph-properties fo:text-align="justify" style:justify-single-word="false"/>
      <style:text-properties fo:color="#000000" style:font-name="Liberation Sans" fo:font-weight="bold" fo:background-color="transparent" style:font-weight-asian="bold" style:font-weight-complex="bold"/>
    </style:style>
    <style:style style:name="P9" style:family="paragraph" style:parent-style-name="Standard">
      <style:text-properties fo:color="#000000" style:font-name="Liberation Sans" fo:font-weight="bold" fo:background-color="#ffff00" style:font-weight-asian="bold" style:font-weight-complex="bold"/>
    </style:style>
    <style:style style:name="P10" style:family="paragraph" style:parent-style-name="Standard">
      <style:text-properties fo:color="#000000" style:font-name="Liberation Sans" fo:background-color="#ffff00"/>
    </style:style>
    <style:style style:name="P11" style:family="paragraph" style:parent-style-name="Standard" style:list-style-name="L1">
      <style:paragraph-properties fo:text-align="justify" style:justify-single-word="false"/>
      <style:text-properties fo:color="#000000" style:font-name="Liberation Sans" fo:font-weight="normal" fo:background-color="transparent" style:font-weight-asian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nabomber y la lucha contra las maquinas</text:p>
      <text:p text:style-name="P3">por, Guillermo Lengemann</text:p>
      <text:p text:style-name="P4"/>
      <text:p text:style-name="P4">Caracas, 18 de Enero de 2013</text:p>
      <text:p text:style-name="P5">Seminario de Historia de la Filosofía: <text:span text:style-name="T1">La sin razón en el siglo XX II</text:span></text:p>
      <text:p text:style-name="P10"/>
      <text:p text:style-name="P9">Unabomber asegura en el parrafo XX que el sistema crea fidelidad al sistema antes que <text:s/>grupos mas pequeños como la familia, su hermano al reconocer las sus ideas en el manifiesto fue quien aviso a la policía. </text:p>
      <text:p text:style-name="P7"><text:tab/></text:p>
      <text:p text:style-name="P8">Bibliografía</text:p>
      <text:p text:style-name="P8"/>
      <text:list xml:id="list6196867281" text:style-name="L1">
        <text:list-item>
          <text:p text:style-name="P11">The Net – The Unabomber <text:a xlink:type="simple" xlink:href="http://youtu.be/doQAwLb-DEE">http://youtu.be/doQAwLb-DEE</text:a></text:p>
        </text:list-item>
        <text:list-item>
          <text:p text:style-name="P11">das netz <text:a xlink:type="simple" xlink:href="http://www.t-h-e-n-e-t.com/">http://www.t-h-e-n-e-t.com/</text:a></text:p>
        </text:list-item>
        <text:list-item>
          <text:p text:style-name="P11"/>
          <text:p text:style-name="P11"/>
        </text:list-item>
        <text:list-item>
          <text:p text:style-name="P12">Touraine, A. (1992). Crítica a la Modernidad. Fondo de Cultura Económic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Predeterminado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 Light" style:font-size-asian="24pt" style:font-weight-asian="bold" style:font-name-complex="FreeSans" style:font-size-complex="24pt" style:font-weight-complex="bold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  <style:text-properties style:font-name="Liberation Sans1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="none"/>
    </style:style>
    <style:style style:name="MP1" style:family="paragraph" style:parent-style-name="Table_20_Contents">
      <style:text-properties style:font-name="Liberation Sans" fo:font-size="10pt" fo:font-style="italic" style:font-size-asian="8.75pt" style:font-style-asian="italic" style:font-size-complex="10pt" style:font-style-complex="italic"/>
    </style:style>
    <style:style style:name="MP2" style:family="paragraph" style:parent-style-name="Table_20_Contents">
      <style:paragraph-properties fo:text-align="end" style:justify-single-word="false"/>
      <style:text-properties style:font-name="Liberation Sans" fo:font-size="10pt" style:font-size-asian="8.75pt" style:font-size-complex="10pt"/>
    </style:style>
    <style:page-layout style:name="Mpm1">
      <style:page-layout-properties fo:page-width="21.59cm" fo:page-height="27.94cm" style:num-format="1" style:print-orientation="portrait" fo:margin-top="2cm" fo:margin-bottom="1.7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1">Kamikazes de la moral</text:p>
            </table:table-cell>
            <table:table-cell table:style-name="Tabla1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29T15:07:18</meta:creation-date>
    <dc:date>2013-01-03T15:41:09</dc:date>
    <meta:editing-duration>P5DT20H18M52S</meta:editing-duration>
    <meta:editing-cycles>98</meta:editing-cycles>
    <meta:generator>LibreOffice/3.5$Linux_X86_64 LibreOffice_project/350m1$Build-2</meta:generator>
    <meta:document-statistic meta:table-count="1" meta:image-count="0" meta:object-count="0" meta:page-count="1" meta:paragraph-count="12" meta:word-count="96" meta:character-count="568" meta:non-whitespace-character-count="483"/>
  </office:meta>
</office:document-meta>
</file>